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-Like I said, Visti's at home right now...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 office:value-type="string">
            <text:p>S-S-S-So let's save this for another time,
so we can all f-fight without any regrets!</text:p>
          </table:table-cell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 office:value-type="string">
            <text:p>Right?! Right?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much as we would love to, we simply
cannot afford to waste any more time!!</text:p>
          </table:table-cell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rry, but we'll have to destroy you here
and now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'm not gonna let you lay a
finger on Carat-sama! I'll do my best!
Eheheheh! Eheheh!</text:p>
          </table:table-cell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formation of a shield as your first
move...</text:p>
          </table:table-cell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 office:value-type="string">
            <text:p>A wonderful display of your realization
of your inferior position!!</text:p>
          </table:table-cell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 office:value-type="string">
            <text:p>Let us begin our barrage, Saffa!!</text:p>
          </table:table-cell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-Eeeeeeeeeek!!!</text:p>
          </table:table-cell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expected of the wielder of the Guāng
Lóng Orbs...</text:p>
          </table:table-cell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 office:value-type="string">
            <text:p>What magnificent Magical power to be able
to block both of our attacks simultaneously!!</text:p>
          </table:table-cell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're not even doing scratch damage.</text:p>
          </table:table-cell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ever, maintaining a powerful shield of this
nature must consume an appropriate amount of
Magic...</text:p>
          </table:table-cell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 office:value-type="string">
            <text:p>It shan't hold out for long!</text:p>
          </table:table-cell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You found me out—! Eheh!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B-Blanche... do your best...</text:p>
          </table:table-cell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Kh, she is not known as one of the
Djaelbaajs' trusted servants for nothing...!)</text:p>
          </table:table-cell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She's absorbing our attacks easily so far...)</text:p>
          </table:table-cell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do not know... haah... haah...</text:p>
          </table:table-cell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 office:value-type="string">
            <text:p>When to give up, do you...?!! Haah... haah...!</text:p>
          </table:table-cell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... nnn... eh... eheh... nnn...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but it looks like... you've
reached your limit.</text:p>
          </table:table-cell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lanche... *sniff*</text:p>
          </table:table-cell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Nnn... ngh...</text:p>
          </table:table-cell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 office:value-type="string">
            <text:p>...Hafuu!!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...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wawawawawawawaw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 office:value-type="string">
            <text:p>W-W... We're... done for...</text:p>
          </table:table-cell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Now, then! It is time for us to settle
this,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 office:value-type="string">
            <text:p>Say your prayers!!</text:p>
          </table:table-cell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 office:value-type="string">
            <text:p>Gihyaaaaaaaaaaaaaaaaagh!!!!</text:p>
          </table:table-cell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?!</text:p>
          </table:table-cell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 office:value-type="string">
            <text:p>Wh-What jus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 office:value-type="string">
            <text:p>Th-That is...</text:p>
          </table:table-cell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appears we managed to arrive in time.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Visti-chan——!! Eheheh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iiiiiiiiii!!!</text:p>
          </table:table-cell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 office:value-type="string">
            <text:p>You came baaack! Thank the Deviiiil!!</text:p>
          </table:table-cell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id. Please forgive me for being late.
I was wrapped up with cooking a curry dish
in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??????</text:p>
          </table:table-cell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, as you can see, I succeeded in hiring
som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 office:value-type="string">
            <text:p>...A Quartet of them.</text:p>
          </table:table-cell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oooooohhh——!!!</text:p>
          </table:table-cell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-Shinigami...?!</text:p>
          </table:table-cell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 office:value-type="string">
            <text:p>And a Qu... a Quartet of them...?!?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 office:value-type="string">
            <text:p>That's... that's practically cheating...!</text:p>
          </table:table-cell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ery well done, Visti! I knew you could do
it!!</text:p>
          </table:table-cell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onored.</text:p>
          </table:table-cell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 office:value-type="string">
            <text:p>Now, what should we do with these two?</text:p>
          </table:table-cell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n excellent question...</text:p>
          </table:table-cell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 office:value-type="string">
            <text:p>Perhaps we should have them sing the Djaelbaaj
family anthem, and watch them sink to the
very depths of disgrace!</text:p>
          </table:table-cell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 office:value-type="string">
            <text:p>But for now, a cell shall do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